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24-09-1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8-05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1-04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4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9-1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8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2-06-1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1-09-0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10-08-1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09-08-1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08-09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413093540701</text:p>
          </table:table-cell>
          <table:table-cell office:value-type="string" calcext:value-type="string">
            <text:p>2006-06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06" meta:object-count="0"/>
    <meta:user-defined meta:name="AppVersion">3.0</meta:user-defined>
  </office:meta>
</office:document-meta>
</file>